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5843526613067316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8122493152121610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098656999469933805"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1558764118753424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20880591123324619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54252926257754048"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57645752985250288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05895169582817075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543971" text:continue-list="list657645752985250288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589577709791741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2982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4985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52513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540107"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48468"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1736783919307134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52305795556298820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7719994028483761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56298"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5131214562885990"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13701752610225320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83668266046244988" text:style-name="L15">
        <text:list-item>
          <text:list>
            <text:list-header>
              <text:p text:style-name="P170">1.5 miles averaging about 9:40/mile and rest 1 min</text:p>
            </text:list-header>
          </text:list>
        </text:list-item>
      </text:list>
      <text:p text:style-name="P23">1 mile in 8:26 and rest 2 min</text:p>
      <text:list xml:id="list712580068290446738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491822840224153814"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2822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61758146293931997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670135990703086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46077831284243104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526161" text:continue-list="list2467013599070308692" text:style-name="L19">
        <text:list-item>
          <text:list>
            <text:list-header>
              <text:p text:style-name="P174">(Pace*HR)=1240</text:p>
            </text:list-header>
          </text:list>
        </text:list-item>
      </text:list>
      <text:list xml:id="list37553149" text:continue-list="list1617581462939319972" text:style-name="L18">
        <text:list-item>
          <text:list>
            <text:list-header>
              <text:p text:style-name="P173">2 miles at 10:46/mile Ave HR= 121 bpm and rest a few minutes</text:p>
            </text:list-header>
          </text:list>
        </text:list-item>
      </text:list>
      <text:list xml:id="list37550998" text:continue-list="list3752616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53629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43630412402649012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0457903535661708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401458197012493573"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130915359417736695"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42820492161948624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5979043213471406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53875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2963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8219384413480513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908436262619169964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006265839922587740"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6T17:29:32.12</dc:date>
    <dc:creator>James Lombardi</dc:creator>
    <meta:editing-duration>P19DT1H18M43S</meta:editing-duration>
    <meta:editing-cycles>1485</meta:editing-cycles>
    <meta:generator>OpenOffice/4.1.2$Win32 OpenOffice.org_project/412m3$Build-9782</meta:generator>
    <meta:document-statistic meta:table-count="0" meta:image-count="9" meta:object-count="0" meta:page-count="156" meta:paragraph-count="4448" meta:word-count="48678" meta:character-count="250117"/>
  </office:meta>
</office:document-meta>
</file>